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E4E0000298C00002324773CD28C7791ADC1.svg" manifest:media-type="image/svg+xml"/>
  <manifest:file-entry manifest:full-path="Pictures/10000000000002400000018099A08EB10167407A.png" manifest:media-type="image/png"/>
  <manifest:file-entry manifest:full-path="Pictures/100000000000024000000180B97874FF6D735ECD.pdf" manifest:media-type="application/pdf"/>
  <manifest:file-entry manifest:full-path="Pictures/10023C3F0000467D000027FFF37BC12D751B5F2B.svg" manifest:media-type="image/svg+xml"/>
  <manifest:file-entry manifest:full-path="Pictures/10000201000001BC00000177D49A319A46B663F5.png" manifest:media-type="image/png"/>
  <manifest:file-entry manifest:full-path="Pictures/1000020100000482000001927FE72F3211D4B35B.png" manifest:media-type="image/png"/>
  <manifest:file-entry manifest:full-path="Pictures/10000201000002F1000001ABD6B017EA75D57B50.png" manifest:media-type="image/png"/>
  <manifest:file-entry manifest:full-path="Pictures/10014CA200006C010000259FA39874161625DBB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72cm" svg:height="9.5cm" svg:x="30.505cm" svg:y="16.51cm">
          <draw:image xlink:href="Pictures/100000000000024000000180B97874FF6D735ECD.pdf" xlink:type="simple" xlink:show="embed" xlink:actuate="onLoad">
            <text:p/>
          </draw:image>
          <draw:image xlink:href="Pictures/10000000000002400000018099A08EB10167407A.png" xlink:type="simple" xlink:show="embed" xlink:actuate="onLoad"/>
        </draw:frame>
        <draw:frame draw:style-name="gr1" draw:text-style-name="P1" draw:layer="layout" svg:width="18.51cm" svg:height="10.807cm" svg:x="11.985cm" svg:y="15.926cm">
          <draw:image xlink:href="Pictures/10023C3F0000467D000027FFF37BC12D751B5F2B.svg" xlink:type="simple" xlink:show="embed" xlink:actuate="onLoad">
            <text:p/>
          </draw:image>
          <draw:image xlink:href="Pictures/10000201000002F1000001ABD6B017EA75D57B50.png" xlink:type="simple" xlink:show="embed" xlink:actuate="onLoad"/>
        </draw:frame>
        <draw:frame draw:style-name="gr1" draw:text-style-name="P1" draw:layer="layout" svg:width="43.203cm" svg:height="15.457cm" svg:x="0cm" svg:y="0cm">
          <draw:image xlink:href="Pictures/10014CA200006C010000259FA39874161625DBBA.svg" xlink:type="simple" xlink:show="embed" xlink:actuate="onLoad">
            <text:p/>
          </draw:image>
          <draw:image xlink:href="Pictures/1000020100000482000001927FE72F3211D4B35B.png" xlink:type="simple" xlink:show="embed" xlink:actuate="onLoad"/>
        </draw:frame>
        <draw:frame draw:style-name="gr1" draw:text-style-name="P1" draw:layer="layout" svg:width="11.79cm" svg:height="10.811cm" svg:x="0cm" svg:y="15.453cm">
          <draw:image xlink:href="Pictures/10002E4E0000298C00002324773CD28C7791ADC1.svg" xlink:type="simple" xlink:show="embed" xlink:actuate="onLoad">
            <text:p/>
          </draw:image>
          <draw:image xlink:href="Pictures/10000201000001BC00000177D49A319A46B663F5.png" xlink:type="simple" xlink:show="embed" xlink:actuate="onLoad"/>
        </draw:frame>
        <draw:frame draw:style-name="gr2" draw:text-style-name="P2" draw:layer="layout" svg:width="1.731cm" svg:height="1.505cm" svg:x="-0.265cm" svg:y="0.001cm">
          <draw:text-box>
            <text:p><text:span text:style-name="T1">(a)</text:span></text:p>
          </draw:text-box>
        </draw:frame>
        <draw:frame draw:style-name="gr3" draw:text-style-name="P2" draw:layer="layout" svg:width="1.864cm" svg:height="1.642cm" svg:x="-0.265cm" svg:y="14.637cm">
          <draw:text-box>
            <text:p><text:span text:style-name="T1">(b)</text:span></text:p>
          </draw:text-box>
        </draw:frame>
        <draw:frame draw:style-name="gr3" draw:text-style-name="P2" draw:layer="layout" svg:width="1.864cm" svg:height="1.642cm" svg:x="12.329cm" svg:y="14.637cm">
          <draw:text-box>
            <text:p><text:span text:style-name="T1">(c)</text:span></text:p>
          </draw:text-box>
        </draw:frame>
        <draw:frame draw:style-name="gr3" draw:text-style-name="P2" draw:layer="layout" svg:width="1.864cm" svg:height="1.642cm" svg:x="30.762cm" svg:y="14.637cm">
          <draw:text-box>
            <text:p><text:span text:style-name="T1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09T17:56:52.429413741</dc:date>
    <meta:editing-duration>PT9M19S</meta:editing-duration>
    <meta:editing-cycles>7</meta:editing-cycles>
    <meta:generator>LibreOffice/6.0.7.3$Linux_X86_64 LibreOffice_project/00m0$Build-3</meta:generator>
    <meta:document-statistic meta:object-count="8"/>
  </office:meta>
</office:document-meta>
</file>